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0616C0E4E186D8E81B.png" manifest:media-type="image/png"/>
  <manifest:file-entry manifest:full-path="Pictures/1000000000000780000004068561884E3F938F65.png" manifest:media-type="image/png"/>
  <manifest:file-entry manifest:full-path="Pictures/1000000000000780000004065CCE40DAE203F21B.png" manifest:media-type="image/png"/>
  <manifest:file-entry manifest:full-path="Pictures/10000000000007800000040673E341D1329CD18B.png" manifest:media-type="image/png"/>
  <manifest:file-entry manifest:full-path="Pictures/1000000000000780000004067543D671F882A7A3.png" manifest:media-type="image/png"/>
  <manifest:file-entry manifest:full-path="Pictures/100000000000078000000406E9D1C5387794ED1B.png" manifest:media-type="image/png"/>
  <manifest:file-entry manifest:full-path="Pictures/100000000000078000000406D71EF1961CF9860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" svg:font-family="'Roboto Mono', Consolas, Menlo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43741" style:font-name="Roboto Mono" fo:font-size="7.19999980926514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2" draw:name="Image2" text:anchor-type="paragraph" svg:width="6.9252in" svg:height="3.7146in" draw:z-index="4"><draw:image xlink:href="Pictures/1000000000000780000004068561884E3F938F65.png" xlink:type="simple" xlink:show="embed" xlink:actuate="onLoad" loext:mime-type="image/png"/></draw:frame></text:p>
      <text:p text:style-name="Standard"/>
      <text:p text:style-name="Standard"><draw:frame draw:style-name="fr1" draw:name="Image1" text:anchor-type="paragraph" svg:width="6.9252in" svg:height="3.7146in" draw:z-index="0"><draw:image xlink:href="Pictures/1000000000000780000004065CCE40DAE203F21B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3" text:anchor-type="paragraph" svg:width="6.9252in" svg:height="3.7146in" draw:z-index="1"><draw:image xlink:href="Pictures/10000000000007800000040616C0E4E186D8E81B.png" xlink:type="simple" xlink:show="embed" xlink:actuate="onLoad" loext:mime-type="image/png"/></draw:frame><text:soft-page-break/></text:p>
      <text:p text:style-name="Standard"/>
      <text:p text:style-name="P1"><draw:frame draw:style-name="fr1" draw:name="Image4" text:anchor-type="paragraph" svg:width="6.9252in" svg:height="3.7146in" draw:z-index="2"><draw:image xlink:href="Pictures/10000000000007800000040673E341D1329CD18B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><draw:frame draw:style-name="fr2" draw:name="Image6" text:anchor-type="paragraph" svg:width="6.9252in" svg:height="3.7146in" draw:z-index="5"><draw:image xlink:href="Pictures/100000000000078000000406E9D1C5387794ED1B.png" xlink:type="simple" xlink:show="embed" xlink:actuate="onLoad" loext:mime-type="image/png"/></draw:frame></text:p>
      <text:p text:style-name="P1"/>
      <text:p text:style-name="P1"><draw:frame draw:style-name="fr1" draw:name="Image7" text:anchor-type="paragraph" svg:width="6.9252in" svg:height="3.7146in" draw:z-index="6"><draw:image xlink:href="Pictures/100000000000078000000406D71EF1961CF9860A.png" xlink:type="simple" xlink:show="embed" xlink:actuate="onLoad" loext:mime-type="image/png"/></draw:frame><draw:frame draw:style-name="fr3" draw:name="Image5" text:anchor-type="paragraph" svg:x="0in" svg:y="0.1472in" svg:width="6.9252in" svg:height="3.7146in" draw:z-index="3"><draw:image xlink:href="Pictures/1000000000000780000004067543D671F882A7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" svg:font-family="'Roboto Mono', Consolas, Menlo, Courier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9:16:57.463000000</meta:creation-date>
    <dc:date>2020-05-15T12:51:08.722000000</dc:date>
    <meta:editing-duration>PT4H25M12S</meta:editing-duration>
    <meta:editing-cycles>8</meta:editing-cycles>
    <meta:generator>LibreOffice/6.3.5.2$Windows_X86_64 LibreOffice_project/dd0751754f11728f69b42ee2af66670068624673</meta:generator>
    <meta:document-statistic meta:table-count="0" meta:image-count="7" meta:object-count="0" meta:page-count="3" meta:paragraph-count="0" meta:word-count="0" meta:character-count="0" meta:non-whitespace-character-count="0"/>
  </office:meta>
</office:document-meta>
</file>